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dpointSupport.getKey( 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Support.getKey( Service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Support.getKey( QName service , String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